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9beb" officeooo:paragraph-rsid="001b1075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1fb84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342840" officeooo:paragraph-rsid="00342840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342840" officeooo:paragraph-rsid="00357b68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357b68" officeooo:paragraph-rsid="00357b68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1fb84"/>
    </style:style>
    <style:style style:name="P9" style:family="paragraph" style:parent-style-name="Text_20_body">
      <style:paragraph-properties fo:break-before="column"/>
      <style:text-properties fo:font-variant="normal" fo:text-transform="none" fo:color="#222222" style:font-name="arial" fo:font-size="12pt" fo:letter-spacing="normal" fo:font-style="normal" fo:font-weight="normal" officeooo:rsid="001f9beb" officeooo:paragraph-rsid="001b1075"/>
    </style:style>
    <style:style style:name="T1" style:family="text">
      <style:text-properties officeooo:rsid="002cce4a"/>
    </style:style>
    <style:style style:name="T2" style:family="text">
      <style:text-properties officeooo:rsid="0031fb84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32856e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2bc7a1"/>
    </style:style>
    <style:style style:name="T6" style:family="text">
      <style:text-properties officeooo:rsid="00342840"/>
    </style:style>
    <style:style style:name="T7" style:family="text">
      <style:text-properties officeooo:rsid="00357b68"/>
    </style:style>
    <style:style style:name="T8" style:family="text">
      <style:text-properties officeooo:rsid="003595bc"/>
    </style:style>
    <style:style style:name="T9" style:family="text">
      <style:text-properties officeooo:rsid="003774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Intent Parser</text:p>
      <text:p text:style-name="P7"/>
      <text:p text:style-name="P2">Hello everyone, now I am going to <text:span text:style-name="T6">explain </text:span>the intent parser micro service <text:span text:style-name="T6">of Swisit</text:span>. <text:span text:style-name="T6">My colleague just explained how the document parser service calculates intensity of terms in a document and publishes this information to Kafka.</text:span></text:p>
      <text:p text:style-name="P5">As the next step, Swisit needs to assign documents against concepts. For each <text:span text:style-name="T7">such </text:span>assignment <text:span text:style-name="T7">of a d</text:span>ocument against <text:span text:style-name="T7">a </text:span>concept, Swisit needs to mark <text:span text:style-name="T7">it</text:span> using a confidence score - <text:s/>something similiar to <text:span text:style-name="T7">page </text:span>ranking that Google Search do. </text:p>
      <text:p text:style-name="P6">The Intent Parser is responsible for this functionality of Swisit.</text:p>
      <text:p text:style-name="P6">To do so, Swisit takes as input two things:</text:p>
      <text:p text:style-name="P6">First is the infromation from Kafka that document parser published. This information contains the URL of a document, the current concept, terms found in the document, and their corresponding intensities.</text:p>
      <text:p text:style-name="P6">Second the Intent Parser fetches from the Neo4J Intent graph each intent it received as input, along with the associated term and their IndicatorOf or <text:span text:style-name="T9">Counter</text:span>IndicatorOf score.</text:p>
      <text:p text:style-name="P6">Based on these information, <text:span text:style-name="T8">the Intent Parser algorithm calculates a confidence score for a term. As you can see, &gt;&gt;&gt;&gt;&gt;&gt;&gt;&gt;&gt;&gt;&gt;&gt;&gt;&gt;Describe one calculation for indicatorOf and another for counterIndicatorOf&gt;&gt;&gt;&gt;&gt;&gt;&gt;&gt;&gt;&gt;&gt;&gt;&gt;&gt;&gt;&gt;&gt;&gt;</text:span></text:p>
      <text:p text:style-name="P6"/>
      <text:p text:style-name="P6"/>
      <text:p text:style-name="P4">The same information is consumed by the Intent Parser service from Kafka.</text:p>
      <text:p text:style-name="P2"/>
      <text:p text:style-name="P2"/>
      <text:p text:style-name="P2"/>
      <text:p text:style-name="P2">The purpose of the intent parser is to provide the accurate document corresponding to the concept selected by the user.</text:p>
      <text:p text:style-name="P7"/>
      <text:p text:style-name="P3">In Intent parser we create the algorithm for calculating the confidence score of the intents having the relationship of indicator and counter indicator with the terms. </text:p>
      <text:p text:style-name="P3"/>
      <text:p text:style-name="P3"><text:span text:style-name="T2">I</text:span>t consumes input through Kafka in the form of document having term and intensity based on the occurrence of terms in particular tags with respect to its intensity to <text:span text:style-name="T1">improve</text:span> the accuracy of the document which we get from the document parser. </text:p>
      <text:p text:style-name="P3"/>
      <text:p text:style-name="P8"><text:soft-page-break/><text:span text:style-name="T3">And it also fetches data from </text:span><text:span text:style-name="T4">the</text:span><text:span text:style-name="T3"> intent graph </text:span><text:span text:style-name="T4">of Neo4J. <text:s/>My colleague xyz has already explained this intent graph. But to recall things, the intent graph is composed of intents and terms having relationships</text:span><text:span text:style-name="T3"> of <text:s/></text:span><text:span text:style-name="T5">indicatorOf or</text:span><text:span text:style-name="T3"> </text:span><text:span text:style-name="T5">counterIndicatorOf </text:span><text:span text:style-name="T3">with a </text:span><text:span text:style-name="T4">weight </text:span><text:span text:style-name="T3">property .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2">The Intent parser then finally inserting the URLs based on the concepts with confidence score and intent in the neo4j graph databas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2:10:50.495255930</meta:creation-date>
    <dc:date>2017-07-21T11:52:16.012314380</dc:date>
    <meta:editing-duration>P1DT7H16M34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14" meta:word-count="349" meta:character-count="2195" meta:non-whitespace-character-count="1854"/>
  </office:meta>
</office:document-meta>
</file>